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20000027E00000115842F9931.eps" manifest:media-type=""/>
  <manifest:file-entry manifest:full-path="Pictures/200000010000026E0000012D2B1C45BB.svm" manifest:media-type=""/>
  <manifest:file-entry manifest:full-path="Pictures/20000001000000ED0000012970302B25.svm" manifest:media-type=""/>
  <manifest:file-entry manifest:full-path="Pictures/200000010000019B000000D890290BB1.svm" manifest:media-type=""/>
  <manifest:file-entry manifest:full-path="Pictures/10000000000000200000002000309F1C.png" manifest:media-type="image/png"/>
  <manifest:file-entry manifest:full-path="Pictures/20000001000001B800000135A314587A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0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019cm" svg:height="3.047cm" svg:x="2.066cm" svg:y="0.668cm">
          <draw:image xlink:href="Pictures/200000020000027E00000115842F9931.eps" xlink:type="simple" xlink:show="embed" xlink:actuate="onLoad">
            <text:p/>
          </draw:image>
        </draw:frame>
        <draw:frame draw:style-name="gr2" draw:text-style-name="P1" draw:layer="layout" svg:width="0.745cm" svg:height="0.36cm" svg:x="5.462cm" svg:y="3.081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552cm" svg:height="0.355cm" svg:x="6.632cm" svg:y="1.51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7.123cm" svg:y="2.839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6cm" svg:x="7.133cm" svg:y="1.086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7.447cm" svg:y="0.282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299cm" svg:height="0.258cm" svg:x="5.856cm" svg:y="2.272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517cm" svg:height="0.355cm" svg:x="9.153cm" svg:y="2.146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527cm" svg:height="0.37cm" svg:x="8.223cm" svg:y="1.08cm">
          <draw:image xlink:href="Pictures/20000001000001B800000135A314587A.svm" xlink:type="simple" xlink:show="embed" xlink:actuate="onLoad">
            <text:p/>
          </draw:image>
        </draw:frame>
        <draw:frame draw:style-name="gr10" draw:text-style-name="P1" draw:layer="layout" svg:width="0.532cm" svg:height="0.365cm" svg:x="8.345cm" svg:y="2.569cm">
          <draw:image xlink:href="Pictures/20000001000001BC0000013180CA14ED.svm" xlink:type="simple" xlink:show="embed" xlink:actuate="onLoad">
            <text:p/>
          </draw:image>
        </draw:frame>
        <draw:frame draw:style-name="gr7" draw:text-style-name="P1" draw:layer="layout" svg:width="0.299cm" svg:height="0.258cm" svg:x="1.762cm" svg:y="2.662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552cm" svg:height="0.355cm" svg:x="2.561cm" svg:y="1.539cm">
          <draw:image xlink:href="Pictures/20000001000001CD00000129C4F4D402.svm" xlink:type="simple" xlink:show="embed" xlink:actuate="onLoad">
            <text:p/>
          </draw:image>
        </draw:frame>
        <draw:frame draw:style-name="gr8" draw:text-style-name="P1" draw:layer="layout" svg:width="0.517cm" svg:height="0.355cm" svg:x="4.265cm" svg:y="2.528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552cm" svg:height="0.36cm" svg:x="4.927cm" svg:y="2.525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492cm" svg:height="0.258cm" svg:x="3.594cm" svg:y="1.939cm">
          <draw:image xlink:href="Pictures/200000010000019B000000D890290BB1.svm" xlink:type="simple" xlink:show="embed" xlink:actuate="onLoad">
            <text:p/>
          </draw:image>
        </draw:frame>
        <draw:line draw:style-name="gr12" draw:text-style-name="P1" draw:layer="layout" svg:x1="3.759cm" svg:y1="1.526cm" svg:x2="4.055cm" svg:y2="1.526cm">
          <text:p/>
        </draw:line>
        <draw:frame draw:style-name="gr13" draw:text-style-name="P1" draw:layer="layout" svg:width="0.283cm" svg:height="0.355cm" svg:x="3.777cm" svg:y="1.072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2" draw:layer="layout" svg:width="0.335cm" svg:height="0.645cm" svg:x="3.707cm" svg:y="1.518cm">
          <draw:text-box>
            <text:p text:style-name="P2"><text:span text:style-name="T1">+</text:span></text:p>
          </draw:text-box>
        </draw:frame>
        <draw:frame draw:style-name="gr14" draw:text-style-name="P2" draw:layer="layout" svg:width="0.335cm" svg:height="0.645cm" svg:x="3.707cm" svg:y="2.041cm">
          <draw:text-box>
            <text:p text:style-name="P2"><text:span text:style-name="T1">-</text:span></text:p>
          </draw:text-box>
        </draw:frame>
        <draw:frame draw:style-name="gr15" draw:text-style-name="P3" draw:layer="layout" svg:width="0.937cm" svg:height="0.911cm" svg:x="9.771cm" svg:y="2.789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15" draw:text-style-name="P3" draw:layer="layout" svg:width="1.2cm" svg:height="0.911cm" svg:x="0.436cm" svg:y="2.789cm">
          <draw:text-box>
            <text:p><text:span text:style-name="T2">(</text:span><text:span text:style-name="T2">ب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0T19:54:49</meta:creation-date>
    <meta:editing-duration>PT15M9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6-21T13:05:41</dc:date>
    <dc:creator>kkk </dc:creator>
    <meta:document-statistic meta:object-count="21"/>
    <meta:template xlink:type="simple" xlink:actuate="onRequest" xlink:title="kkkFigures" xlink:href="../../../../.libreoffice/3/user/template/kkkFigures.otg" meta:date="2014-06-20T19:54:47"/>
  </office:meta>
</office:document-meta>
</file>